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b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udent</text:span>(<text:span text:style-name="T2">StdNo</text:span>, StdName, StdAddress, StdCity, StdState, StdZip, StdEmai)</text:p>
      <text:p text:style-name="Standard"><text:span text:style-name="T1">Institution</text:span>(<text:span text:style-name="T2">InstID</text:span>, InstName, InstMascot)</text:p>
      <text:p text:style-name="Standard"><text:span text:style-name="T1">Lender</text:span> (<text:span text:style-name="T2">LenderNo</text:span>, LendName)</text:p>
      <text:p text:style-name="Standard"><text:span text:style-name="T1">Loan</text:span>(<text:span text:style-name="T2">LoanNo</text:span>, <text:span text:style-name="T3">StdNo</text:span>, <text:span text:style-name="T3">InstID</text:span>, <text:span text:style-name="T3">LenderNo</text:span>, ProcDate, DisbMethod, DisbBank, DateAuth, NoteValue, Subsidized, Rate)</text:p>
      <text:p text:style-name="Standard">FOREIGN KEY(<text:span text:style-name="T3">StdNo</text:span>) REFERENCES Student</text:p>
      <text:p text:style-name="Standard">FOREIGN KEY(<text:span text:style-name="T3">InstID</text:span>) REFERENCES Institution</text:p>
      <text:p text:style-name="Standard">FOREIGN KEY(<text:span text:style-name="T3">LenderNo</text:span>) REFERENCES Lender</text:p>
      <text:p text:style-name="Standard"><text:span text:style-name="T3">StdNo </text:span>NOT NULL</text:p>
      <text:p text:style-name="Standard"><text:span text:style-name="T3">InstID</text:span> NOT NULL</text:p>
      <text:p text:style-name="Standard"><text:span text:style-name="T3">LenderNo</text:span> NOT NULL</text:p>
      <text:p text:style-name="Standard"/>
      <text:p text:style-name="Standard"><text:span text:style-name="T1">DisburseLine</text:span>(<text:span text:style-name="T2">DataSent</text:span>, <text:span text:style-name="T3">LoanNo</text:span>, Amount, OrigFee, GuarFee)</text:p>
      <text:p text:style-name="Standard">FOREIGN KEY(<text:span text:style-name="T3">LoanNo</text:span>) REFERENCES Loan</text:p>
      <text:p text:style-name="Standard"/>
      <text:p text:style-name="Standard"><text:span text:style-name="T1">Conversion rules</text:span></text:p>
      <text:list xml:id="list3642540278" text:style-name="WWNum1">
        <text:list-item>
          <text:p text:style-name="P1">Use the entity type rule to convert each entity type.</text:p>
        </text:list-item>
        <text:list-item>
          <text:p text:style-name="P1">Use the 1-M relationship rule for all relationships</text:p>
        </text:list-item>
      </text:list>
      <text:p text:style-name="Standard"/>
      <text:p text:style-name="Standard">*Red font indicates Primary key.</text:p>
      <text:p text:style-name="Standard">*Blue font indicates Foreign ke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vesh lohana</meta:initial-creator>
    <dc:creator>bhavesh lohana</dc:creator>
    <meta:editing-cycles>2</meta:editing-cycles>
    <meta:creation-date>2020-08-23T15:20:00</meta:creation-date>
    <dc:date>2020-08-23T15:38:00</dc:date>
    <meta:editing-duration>PT5M</meta:editing-duration>
    <meta:generator>Neat_Office/6.2.8.2$Windows_x86 LibreOffice_project/</meta:generator>
    <meta:document-statistic meta:table-count="0" meta:image-count="0" meta:object-count="0" meta:page-count="1" meta:paragraph-count="17" meta:word-count="86" meta:character-count="691" meta:non-whitespace-character-count="6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